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Elina Kalinowski</text:p>
            <text:p text:style-name="P10"/>
            <text:p text:style-name="P10">Marketing Specialist</text:p>
            <text:p text:style-name="Contact_20_info">1234567890 – <text:span text:style-name="T15">eryn_quigley@stroman.info – </text:span><text:span text:style-name="T16">www.my-website.com</text:span></text:p>
            <text:p text:style-name="Contact_20_info"/>
            <text:p text:style-name="P7">Maiores voluptatibus natus velit rerum libero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3bb8c437-1b51-40f8-ad80-bf09c0ee3d21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90edda4-fb90-496d-8b90-1d2062a22564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9132971-7ed7-4ba5-bdef-b9005f0ca695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Elina Kalinowski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